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3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dgemm_def</text:p>
          </table:table-cell>
          <table:table-cell table:style-name="ce4" office:value-type="string" calcext:value-type="string" table:number-columns-spanned="2" table:number-rows-spanned="1">
            <text:p>dgemm_transpose</text:p>
          </table:table-cell>
          <table:covered-table-cell table:style-name="ce4"/>
          <table:table-cell table:style-name="ce6" office:value-type="string" calcext:value-type="string" table:number-columns-spanned="14" table:number-rows-spanned="1">
            <text:p>dgemm_block</text:p>
          </table:table-cell>
          <table:covered-table-cell table:number-columns-repeated="13" table:style-name="ce6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2">
            <text:p>Time, s</text:p>
          </table:table-cell>
          <table:table-cell table:style-name="ce4" office:value-type="string" calcext:value-type="string" table:number-columns-spanned="1" table:number-rows-spanned="2">
            <text:p>Time, s</text:p>
          </table:table-cell>
          <table:table-cell table:style-name="ce4" office:value-type="string" calcext:value-type="string" table:number-columns-spanned="1" table:number-rows-spanned="2">
            <text:p>Speedup</text:p>
          </table:table-cell>
          <table:table-cell table:style-name="ce6" office:value-type="string" calcext:value-type="string" table:number-columns-spanned="2" table:number-rows-spanned="1">
            <text:p>BS = 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4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8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16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3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64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128</text:p>
          </table:table-cell>
          <table:covered-table-cell table:style-name="ce6"/>
          <table:table-cell table:number-columns-repeated="1007"/>
        </table:table-row>
        <table:table-row table:style-name="ro1">
          <table:covered-table-cell table:style-name="ce1"/>
          <table:covered-table-cell table:number-columns-repeated="2" table:style-name="ce4"/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number-columns-repeated="1007"/>
        </table:table-row>
        <table:table-row table:style-name="ro2">
          <table:table-cell table:style-name="ce2" office:value-type="float" office:value="0.968017" calcext:value-type="float">
            <text:p>0,968017</text:p>
          </table:table-cell>
          <table:table-cell table:style-name="ce2" office:value-type="float" office:value="0.44373" calcext:value-type="float">
            <text:p>0,44373</text:p>
          </table:table-cell>
          <table:table-cell table:style-name="ce5" table:formula="of:=[.A4]/[.B4]" office:value-type="float" office:value="2.18154508372208" calcext:value-type="float">
            <text:p>2,18</text:p>
          </table:table-cell>
          <table:table-cell table:style-name="ce2" office:value-type="float" office:value="0.667554" calcext:value-type="float">
            <text:p>0,667554</text:p>
          </table:table-cell>
          <table:table-cell table:style-name="ce7" table:formula="of:=[.$A$4]/[.D4]" office:value-type="float" office:value="1.450095422992" calcext:value-type="float">
            <text:p>1,450095422992</text:p>
          </table:table-cell>
          <table:table-cell table:style-name="ce2" office:value-type="float" office:value="0.405111" calcext:value-type="float">
            <text:p>0,405111</text:p>
          </table:table-cell>
          <table:table-cell table:style-name="ce7" table:formula="of:=[.$A$4]/[.F4]" office:value-type="float" office:value="2.38951052921298" calcext:value-type="float">
            <text:p>2,38951052921298</text:p>
          </table:table-cell>
          <table:table-cell table:style-name="ce2" office:value-type="float" office:value="0.369001" calcext:value-type="float">
            <text:p>0,369001</text:p>
          </table:table-cell>
          <table:table-cell table:style-name="ce7" table:formula="of:=[.$A$4]/[.H4]" office:value-type="float" office:value="2.62334519418647" calcext:value-type="float">
            <text:p>2,62334519418647</text:p>
          </table:table-cell>
          <table:table-cell table:style-name="ce2" office:value-type="float" office:value="0.328188" calcext:value-type="float">
            <text:p>0,328188</text:p>
          </table:table-cell>
          <table:table-cell table:style-name="ce7" table:formula="of:=[.$A$4]/[.J4]" office:value-type="float" office:value="2.94958072811925" calcext:value-type="float">
            <text:p>2,94958072811925</text:p>
          </table:table-cell>
          <table:table-cell table:style-name="ce2" office:value-type="float" office:value="0.316926" calcext:value-type="float">
            <text:p>0,316926</text:p>
          </table:table-cell>
          <table:table-cell table:style-name="ce7" table:formula="of:=[.$A$4]/[.L4]" office:value-type="float" office:value="3.05439440121669" calcext:value-type="float">
            <text:p>3,05439440121669</text:p>
          </table:table-cell>
          <table:table-cell table:style-name="ce2" office:value-type="float" office:value="0.361228" calcext:value-type="float">
            <text:p>0,361228</text:p>
          </table:table-cell>
          <table:table-cell table:style-name="ce7" table:formula="of:=[.$A$4]/[.N4]" office:value-type="float" office:value="2.67979503250025" calcext:value-type="float">
            <text:p>2,67979503250025</text:p>
          </table:table-cell>
          <table:table-cell table:style-name="ce2" office:value-type="float" office:value="0.327038" calcext:value-type="float">
            <text:p>0,327038</text:p>
          </table:table-cell>
          <table:table-cell table:style-name="ce7" table:formula="of:=[.$A$4]/[.P4]" office:value-type="float" office:value="2.95995266605104" calcext:value-type="float">
            <text:p>2,95995266605104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Время выполнения</text:p>
            <text:p>функции blend_map</text:p>
          </table:table-cell>
          <table:table-cell table:style-name="ce8" office:value-type="string" calcext:value-type="string">
            <text:p>Время выполнения</text:p>
            <text:p>оптимизированной</text:p>
            <text:p>функции blend_map</text:p>
          </table:table-cell>
          <table:table-cell table:style-name="ce9" office:value-type="string" calcext:value-type="string">
            <text:p>Speedup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294" calcext:value-type="float">
            <text:p>0,000294</text:p>
          </table:table-cell>
          <table:table-cell table:formula="of:=[.B2]/[.C2]" office:value-type="float" office:value="1.17006802721088" calcext:value-type="float">
            <text:p>1,17006802721088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002107" calcext:value-type="float">
            <text:p>0,002107</text:p>
          </table:table-cell>
          <table:table-cell office:value-type="float" office:value="0.00189" calcext:value-type="float">
            <text:p>0,00189</text:p>
          </table:table-cell>
          <table:table-cell table:formula="of:=[.B3]/[.C3]" office:value-type="float" office:value="1.11481481481481" calcext:value-type="float">
            <text:p>1,11481481481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 J</meta:initial-creator>
    <meta:creation-date>2022-02-27T11:40:41</meta:creation-date>
    <dc:date>2022-03-07T15:40:08.497112508</dc:date>
    <meta:generator>LibreOffice/6.4.7.2$Linux_X86_64 LibreOffice_project/40$Build-2</meta:generator>
    <meta:editing-duration>PT10M26S</meta:editing-duration>
    <meta:editing-cycles>3</meta:editing-cycles>
    <meta:document-statistic meta:table-count="2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